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1_times" table:style-name="ta1">
        <table:shapes>
          <draw:frame draw:z-index="0" draw:style-name="gr1" draw:text-style-name="P1" svg:width="159.99mm" svg:height="89.99mm" svg:x="274.14mm" svg:y="1.53mm">
            <loext:p draw:notify-on-update-of-ranges="ex1_times.E2:ex1_times.E18 ex1_times.K1:ex1_times.K1 ex1_times.K2:ex1_times.K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min real</text:p>
          </table:table-cell>
          <table:table-cell office:value-type="string" calcext:value-type="string">
            <text:p>min user</text:p>
          </table:table-cell>
          <table:table-cell office:value-type="string" calcext:value-type="string">
            <text:p>avg real</text:p>
          </table:table-cell>
          <table:table-cell office:value-type="string" calcext:value-type="string">
            <text:p>avg user</text:p>
          </table:table-cell>
          <table:table-cell/>
          <table:table-cell office:value-type="string" calcext:value-type="string">
            <text:p>speedup min</text:p>
          </table:table-cell>
          <table:table-cell office:value-type="string" calcext:value-type="string">
            <text:p>speedup avg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53.133" calcext:value-type="float">
            <text:p>53,133</text:p>
          </table:table-cell>
          <table:table-cell office:value-type="float" office:value="45.516" calcext:value-type="float">
            <text:p>45,516</text:p>
          </table:table-cell>
          <table:table-cell/>
          <table:table-cell office:value-type="string" calcext:value-type="string">
            <text:p>serial</text:p>
          </table:table-cell>
          <table:table-cell table:formula="of:=MIN([.B2:.B6])" office:value-type="float" office:value="45.934" calcext:value-type="float">
            <text:p>45,934</text:p>
          </table:table-cell>
          <table:table-cell table:formula="of:=MIN([.C2:.C6])" office:value-type="float" office:value="45.466" calcext:value-type="float">
            <text:p>45,466</text:p>
          </table:table-cell>
          <table:table-cell table:formula="of:=AVERAGE([.B2:.B6])" office:value-type="float" office:value="47.469" calcext:value-type="float">
            <text:p>47,469</text:p>
          </table:table-cell>
          <table:table-cell table:formula="of:=AVERAGE([.C2:.C6])" office:value-type="float" office:value="45.5716" calcext:value-type="float">
            <text:p>45,5716</text:p>
          </table:table-cell>
          <table:table-cell/>
          <table:table-cell table:formula="of:=[.$F$2]/[.F2]" office:value-type="float" office:value="1" calcext:value-type="float">
            <text:p>1</text:p>
          </table:table-cell>
          <table:table-cell table:formula="of:=[.$H$2]/[.H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67" calcext:value-type="float">
            <text:p>45,967</text:p>
          </table:table-cell>
          <table:table-cell office:value-type="float" office:value="45.466" calcext:value-type="float">
            <text:p>45,466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B7:.B11])" office:value-type="float" office:value="50.37" calcext:value-type="float">
            <text:p>50,37</text:p>
          </table:table-cell>
          <table:table-cell table:formula="of:=MIN([.C7:.C11])" office:value-type="float" office:value="0.028" calcext:value-type="float">
            <text:p>0,028</text:p>
          </table:table-cell>
          <table:table-cell table:formula="of:=AVERAGE([.B7:.B11])" office:value-type="float" office:value="52.376" calcext:value-type="float">
            <text:p>52,376</text:p>
          </table:table-cell>
          <table:table-cell table:formula="of:=AVERAGE([.C7:.C11])" office:value-type="float" office:value="0.0358" calcext:value-type="float">
            <text:p>0,0358</text:p>
          </table:table-cell>
          <table:table-cell/>
          <table:table-cell table:formula="of:=[.$F$2]/[.F3]" office:value-type="float" office:value="0.911931705380187" calcext:value-type="float">
            <text:p>0,9119317054</text:p>
          </table:table-cell>
          <table:table-cell table:formula="of:=[.$H$2]/[.H3]" office:value-type="float" office:value="0.906312051321216" calcext:value-type="float">
            <text:p>0,9063120513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8" calcext:value-type="float">
            <text:p>46,158</text:p>
          </table:table-cell>
          <table:table-cell office:value-type="float" office:value="45.678" calcext:value-type="float">
            <text:p>45,678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B12:.B16])" office:value-type="float" office:value="26.749" calcext:value-type="float">
            <text:p>26,749</text:p>
          </table:table-cell>
          <table:table-cell table:formula="of:=MIN([.C12:.C16])" office:value-type="float" office:value="0.033" calcext:value-type="float">
            <text:p>0,033</text:p>
          </table:table-cell>
          <table:table-cell table:formula="of:=AVERAGE([.B12:.B16])" office:value-type="float" office:value="27.6658" calcext:value-type="float">
            <text:p>27,6658</text:p>
          </table:table-cell>
          <table:table-cell table:formula="of:=AVERAGE([.C12:.C16])" office:value-type="float" office:value="0.0372" calcext:value-type="float">
            <text:p>0,0372</text:p>
          </table:table-cell>
          <table:table-cell/>
          <table:table-cell table:formula="of:=[.$F$2]/[.F4]" office:value-type="float" office:value="1.71722307375977" calcext:value-type="float">
            <text:p>1,7172230738</text:p>
          </table:table-cell>
          <table:table-cell table:formula="of:=[.$H$2]/[.H4]" office:value-type="float" office:value="1.71580073592667" calcext:value-type="float">
            <text:p>1,7158007359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6.153" calcext:value-type="float">
            <text:p>46,153</text:p>
          </table:table-cell>
          <table:table-cell office:value-type="float" office:value="45.709" calcext:value-type="float">
            <text:p>45,709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B17:.B21])" office:value-type="float" office:value="18.972" calcext:value-type="float">
            <text:p>18,972</text:p>
          </table:table-cell>
          <table:table-cell table:formula="of:=MIN([.C17:.C21])" office:value-type="float" office:value="0.029" calcext:value-type="float">
            <text:p>0,029</text:p>
          </table:table-cell>
          <table:table-cell table:formula="of:=AVERAGE([.B17:.B21])" office:value-type="float" office:value="20.025" calcext:value-type="float">
            <text:p>20,025</text:p>
          </table:table-cell>
          <table:table-cell table:formula="of:=AVERAGE([.C17:.C21])" office:value-type="float" office:value="0.0342" calcext:value-type="float">
            <text:p>0,0342</text:p>
          </table:table-cell>
          <table:table-cell/>
          <table:table-cell table:formula="of:=[.$F$2]/[.F5]" office:value-type="float" office:value="2.42114695340502" calcext:value-type="float">
            <text:p>2,4211469534</text:p>
          </table:table-cell>
          <table:table-cell table:formula="of:=[.$H$2]/[.H5]" office:value-type="float" office:value="2.37048689138577" calcext:value-type="float">
            <text:p>2,3704868914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5.934" calcext:value-type="float">
            <text:p>45,934</text:p>
          </table:table-cell>
          <table:table-cell office:value-type="float" office:value="45.489" calcext:value-type="float">
            <text:p>45,489</text:p>
          </table:table-cell>
          <table:table-cell/>
          <table:table-cell office:value-type="float" office:value="4" calcext:value-type="float">
            <text:p>4</text:p>
          </table:table-cell>
          <table:table-cell table:formula="of:=MIN([.B22:.B26])" office:value-type="float" office:value="15.347" calcext:value-type="float">
            <text:p>15,347</text:p>
          </table:table-cell>
          <table:table-cell table:formula="of:=MIN([.C22:.C26])" office:value-type="float" office:value="0.034" calcext:value-type="float">
            <text:p>0,034</text:p>
          </table:table-cell>
          <table:table-cell table:formula="of:=AVERAGE([.B22:.B26])" office:value-type="float" office:value="16.0248" calcext:value-type="float">
            <text:p>16,0248</text:p>
          </table:table-cell>
          <table:table-cell table:formula="of:=AVERAGE([.C22:.C26])" office:value-type="float" office:value="0.0372" calcext:value-type="float">
            <text:p>0,0372</text:p>
          </table:table-cell>
          <table:table-cell/>
          <table:table-cell table:formula="of:=[.$F$2]/[.F6]" office:value-type="float" office:value="2.99302795334593" calcext:value-type="float">
            <text:p>2,9930279533</text:p>
          </table:table-cell>
          <table:table-cell table:formula="of:=[.$H$2]/[.H6]" office:value-type="float" office:value="2.96222105736109" calcext:value-type="float">
            <text:p>2,9622210574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6.745" calcext:value-type="float">
            <text:p>56,745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B27:.B31])" office:value-type="float" office:value="13.116" calcext:value-type="float">
            <text:p>13,116</text:p>
          </table:table-cell>
          <table:table-cell table:formula="of:=MIN([.C27:.C31])" office:value-type="float" office:value="0.031" calcext:value-type="float">
            <text:p>0,031</text:p>
          </table:table-cell>
          <table:table-cell table:formula="of:=AVERAGE([.B27:.B31])" office:value-type="float" office:value="14.6494" calcext:value-type="float">
            <text:p>14,6494</text:p>
          </table:table-cell>
          <table:table-cell table:formula="of:=AVERAGE([.C27:.C31])" office:value-type="float" office:value="0.0356" calcext:value-type="float">
            <text:p>0,0356</text:p>
          </table:table-cell>
          <table:table-cell/>
          <table:table-cell table:formula="of:=[.$F$2]/[.F7]" office:value-type="float" office:value="3.50213479719427" calcext:value-type="float">
            <text:p>3,5021347972</text:p>
          </table:table-cell>
          <table:table-cell table:formula="of:=[.$H$2]/[.H7]" office:value-type="float" office:value="3.24033748822477" calcext:value-type="float">
            <text:p>3,2403374882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37" calcext:value-type="float">
            <text:p>50,37</text:p>
          </table:table-cell>
          <table:table-cell office:value-type="float" office:value="0.028" calcext:value-type="float">
            <text:p>0,028</text:p>
          </table:table-cell>
          <table:table-cell/>
          <table:table-cell office:value-type="float" office:value="6" calcext:value-type="float">
            <text:p>6</text:p>
          </table:table-cell>
          <table:table-cell table:formula="of:=MIN([.B32:.B36])" office:value-type="float" office:value="11.697" calcext:value-type="float">
            <text:p>11,697</text:p>
          </table:table-cell>
          <table:table-cell table:formula="of:=MIN([.C32:.C36])" office:value-type="float" office:value="0.032" calcext:value-type="float">
            <text:p>0,032</text:p>
          </table:table-cell>
          <table:table-cell table:formula="of:=AVERAGE([.B32:.B36])" office:value-type="float" office:value="12.3258" calcext:value-type="float">
            <text:p>12,3258</text:p>
          </table:table-cell>
          <table:table-cell table:formula="of:=AVERAGE([.C32:.C36])" office:value-type="float" office:value="0.0358" calcext:value-type="float">
            <text:p>0,0358</text:p>
          </table:table-cell>
          <table:table-cell/>
          <table:table-cell table:formula="of:=[.$F$2]/[.F8]" office:value-type="float" office:value="3.92698982645123" calcext:value-type="float">
            <text:p>3,9269898265</text:p>
          </table:table-cell>
          <table:table-cell table:formula="of:=[.$H$2]/[.H8]" office:value-type="float" office:value="3.8511901864382" calcext:value-type="float">
            <text:p>3,8511901864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1.708" calcext:value-type="float">
            <text:p>51,708</text:p>
          </table:table-cell>
          <table:table-cell office:value-type="float" office:value="0.029" calcext:value-type="float">
            <text:p>0,029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B37:.B41])" office:value-type="float" office:value="10.889" calcext:value-type="float">
            <text:p>10,889</text:p>
          </table:table-cell>
          <table:table-cell table:formula="of:=MIN([.C37:.C41])" office:value-type="float" office:value="0.032" calcext:value-type="float">
            <text:p>0,032</text:p>
          </table:table-cell>
          <table:table-cell table:formula="of:=AVERAGE([.B37:.B41])" office:value-type="float" office:value="13.6" calcext:value-type="float">
            <text:p>13,6</text:p>
          </table:table-cell>
          <table:table-cell table:formula="of:=AVERAGE([.C37:.C41])" office:value-type="float" office:value="0.0364" calcext:value-type="float">
            <text:p>0,0364</text:p>
          </table:table-cell>
          <table:table-cell/>
          <table:table-cell table:formula="of:=[.$F$2]/[.F9]" office:value-type="float" office:value="4.2183855266783" calcext:value-type="float">
            <text:p>4,2183855267</text:p>
          </table:table-cell>
          <table:table-cell table:formula="of:=[.$H$2]/[.H9]" office:value-type="float" office:value="3.49036764705882" calcext:value-type="float">
            <text:p>3,4903676471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0.818" calcext:value-type="float">
            <text:p>50,818</text:p>
          </table:table-cell>
          <table:table-cell office:value-type="float" office:value="0.039" calcext:value-type="float">
            <text:p>0,039</text:p>
          </table:table-cell>
          <table:table-cell/>
          <table:table-cell office:value-type="float" office:value="8" calcext:value-type="float">
            <text:p>8</text:p>
          </table:table-cell>
          <table:table-cell table:formula="of:=MIN([.B42:.B46])" office:value-type="float" office:value="9.998" calcext:value-type="float">
            <text:p>9,998</text:p>
          </table:table-cell>
          <table:table-cell table:formula="of:=MIN([.C42:.C46])" office:value-type="float" office:value="0.029" calcext:value-type="float">
            <text:p>0,029</text:p>
          </table:table-cell>
          <table:table-cell table:formula="of:=AVERAGE([.B42:.B46])" office:value-type="float" office:value="11.065" calcext:value-type="float">
            <text:p>11,065</text:p>
          </table:table-cell>
          <table:table-cell table:formula="of:=AVERAGE([.C42:.C46])" office:value-type="float" office:value="0.0334" calcext:value-type="float">
            <text:p>0,0334</text:p>
          </table:table-cell>
          <table:table-cell/>
          <table:table-cell table:formula="of:=[.$F$2]/[.F10]" office:value-type="float" office:value="4.59431886377276" calcext:value-type="float">
            <text:p>4,5943188638</text:p>
          </table:table-cell>
          <table:table-cell table:formula="of:=[.$H$2]/[.H10]" office:value-type="float" office:value="4.29001355625847" calcext:value-type="float">
            <text:p>4,2900135563</text:p>
          </table:table-cell>
        </table:table-row>
        <table:table-row table:style-name="ro1">
          <table:table-cell office:value-type="string" calcext:value-type="string">
            <text:p>mpi1</text:p>
          </table:table-cell>
          <table:table-cell office:value-type="float" office:value="52.239" calcext:value-type="float">
            <text:p>52,239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9" calcext:value-type="float">
            <text:p>9</text:p>
          </table:table-cell>
          <table:table-cell table:formula="of:=MIN([.B47:.B51])" office:value-type="float" office:value="9.453" calcext:value-type="float">
            <text:p>9,453</text:p>
          </table:table-cell>
          <table:table-cell table:formula="of:=MIN([.C47:.C51])" office:value-type="float" office:value="0.035" calcext:value-type="float">
            <text:p>0,035</text:p>
          </table:table-cell>
          <table:table-cell table:formula="of:=AVERAGE([.B47:.B51])" office:value-type="float" office:value="9.943" calcext:value-type="float">
            <text:p>9,943</text:p>
          </table:table-cell>
          <table:table-cell table:formula="of:=AVERAGE([.C47:.C51])" office:value-type="float" office:value="0.0362" calcext:value-type="float">
            <text:p>0,0362</text:p>
          </table:table-cell>
          <table:table-cell/>
          <table:table-cell table:formula="of:=[.$F$2]/[.F11]" office:value-type="float" office:value="4.8591981381572" calcext:value-type="float">
            <text:p>4,8591981382</text:p>
          </table:table-cell>
          <table:table-cell table:formula="of:=[.$H$2]/[.H11]" office:value-type="float" office:value="4.77411244091321" calcext:value-type="float">
            <text:p>4,7741124409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749" calcext:value-type="float">
            <text:p>26,749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B52:.B56])" office:value-type="float" office:value="8.84" calcext:value-type="float">
            <text:p>8,84</text:p>
          </table:table-cell>
          <table:table-cell table:formula="of:=MIN([.C52:.C56])" office:value-type="float" office:value="0.031" calcext:value-type="float">
            <text:p>0,031</text:p>
          </table:table-cell>
          <table:table-cell table:formula="of:=AVERAGE([.B52:.B56])" office:value-type="float" office:value="9.1234" calcext:value-type="float">
            <text:p>9,1234</text:p>
          </table:table-cell>
          <table:table-cell table:formula="of:=AVERAGE([.C52:.C56])" office:value-type="float" office:value="0.0358" calcext:value-type="float">
            <text:p>0,0358</text:p>
          </table:table-cell>
          <table:table-cell/>
          <table:table-cell table:formula="of:=[.$F$2]/[.F12]" office:value-type="float" office:value="5.19615384615385" calcext:value-type="float">
            <text:p>5,1961538462</text:p>
          </table:table-cell>
          <table:table-cell table:formula="of:=[.$H$2]/[.H12]" office:value-type="float" office:value="5.20299449766534" calcext:value-type="float">
            <text:p>5,2029944977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205" calcext:value-type="float">
            <text:p>28,205</text:p>
          </table:table-cell>
          <table:table-cell office:value-type="float" office:value="0.033" calcext:value-type="float">
            <text:p>0,03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B57:.B61])" office:value-type="float" office:value="8.703" calcext:value-type="float">
            <text:p>8,703</text:p>
          </table:table-cell>
          <table:table-cell table:formula="of:=MIN([.C57:.C61])" office:value-type="float" office:value="0.032" calcext:value-type="float">
            <text:p>0,032</text:p>
          </table:table-cell>
          <table:table-cell table:formula="of:=AVERAGE([.B57:.B61])" office:value-type="float" office:value="12.8246" calcext:value-type="float">
            <text:p>12,8246</text:p>
          </table:table-cell>
          <table:table-cell table:formula="of:=AVERAGE([.C57:.C61])" office:value-type="float" office:value="0.0348" calcext:value-type="float">
            <text:p>0,0348</text:p>
          </table:table-cell>
          <table:table-cell/>
          <table:table-cell table:formula="of:=[.$F$2]/[.F13]" office:value-type="float" office:value="5.27795013213834" calcext:value-type="float">
            <text:p>5,2779501321</text:p>
          </table:table-cell>
          <table:table-cell table:formula="of:=[.$H$2]/[.H13]" office:value-type="float" office:value="3.70140199304462" calcext:value-type="float">
            <text:p>3,701401993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8.744" calcext:value-type="float">
            <text:p>28,744</text:p>
          </table:table-cell>
          <table:table-cell office:value-type="float" office:value="0.038" calcext:value-type="float">
            <text:p>0,03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MIN([.B62:.B66])" office:value-type="float" office:value="8.345" calcext:value-type="float">
            <text:p>8,345</text:p>
          </table:table-cell>
          <table:table-cell table:formula="of:=MIN([.C62:.C66])" office:value-type="float" office:value="0.028" calcext:value-type="float">
            <text:p>0,028</text:p>
          </table:table-cell>
          <table:table-cell table:formula="of:=AVERAGE([.B62:.B66])" office:value-type="float" office:value="9.3676" calcext:value-type="float">
            <text:p>9,3676</text:p>
          </table:table-cell>
          <table:table-cell table:formula="of:=AVERAGE([.C62:.C66])" office:value-type="float" office:value="0.0364" calcext:value-type="float">
            <text:p>0,0364</text:p>
          </table:table-cell>
          <table:table-cell/>
          <table:table-cell table:formula="of:=[.$F$2]/[.F14]" office:value-type="float" office:value="5.5043738765728" calcext:value-type="float">
            <text:p>5,5043738766</text:p>
          </table:table-cell>
          <table:table-cell table:formula="of:=[.$H$2]/[.H14]" office:value-type="float" office:value="5.06735983603057" calcext:value-type="float">
            <text:p>5,067359836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6.847" calcext:value-type="float">
            <text:p>26,847</text:p>
          </table:table-cell>
          <table:table-cell office:value-type="float" office:value="0.036" calcext:value-type="float">
            <text:p>0,03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MIN([.B67:.B71])" office:value-type="float" office:value="8.033" calcext:value-type="float">
            <text:p>8,033</text:p>
          </table:table-cell>
          <table:table-cell table:formula="of:=MIN([.C67:.C71])" office:value-type="float" office:value="0.034" calcext:value-type="float">
            <text:p>0,034</text:p>
          </table:table-cell>
          <table:table-cell table:formula="of:=AVERAGE([.B67:.B71])" office:value-type="float" office:value="9.1476" calcext:value-type="float">
            <text:p>9,1476</text:p>
          </table:table-cell>
          <table:table-cell table:formula="of:=AVERAGE([.C67:.C71])" office:value-type="float" office:value="0.0378" calcext:value-type="float">
            <text:p>0,0378</text:p>
          </table:table-cell>
          <table:table-cell/>
          <table:table-cell table:formula="of:=[.$F$2]/[.F15]" office:value-type="float" office:value="5.71816257936014" calcext:value-type="float">
            <text:p>5,7181625794</text:p>
          </table:table-cell>
          <table:table-cell table:formula="of:=[.$H$2]/[.H15]" office:value-type="float" office:value="5.18922996195724" calcext:value-type="float">
            <text:p>5,189229962</text:p>
          </table:table-cell>
        </table:table-row>
        <table:table-row table:style-name="ro1">
          <table:table-cell office:value-type="string" calcext:value-type="string">
            <text:p>mpi2</text:p>
          </table:table-cell>
          <table:table-cell office:value-type="float" office:value="27.784" calcext:value-type="float">
            <text:p>27,784</text:p>
          </table:table-cell>
          <table:table-cell office:value-type="float" office:value="0.043" calcext:value-type="float">
            <text:p>0,04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MIN([.B72:.B76])" office:value-type="float" office:value="7.987" calcext:value-type="float">
            <text:p>7,987</text:p>
          </table:table-cell>
          <table:table-cell table:formula="of:=MIN([.C72:.C76])" office:value-type="float" office:value="0.031" calcext:value-type="float">
            <text:p>0,031</text:p>
          </table:table-cell>
          <table:table-cell table:formula="of:=AVERAGE([.B72:.B76])" office:value-type="float" office:value="9.4544" calcext:value-type="float">
            <text:p>9,4544</text:p>
          </table:table-cell>
          <table:table-cell table:formula="of:=AVERAGE([.C72:.C76])" office:value-type="float" office:value="0.034" calcext:value-type="float">
            <text:p>0,034</text:p>
          </table:table-cell>
          <table:table-cell/>
          <table:table-cell table:formula="of:=[.$F$2]/[.F16]" office:value-type="float" office:value="5.75109553023663" calcext:value-type="float">
            <text:p>5,7510955302</text:p>
          </table:table-cell>
          <table:table-cell table:formula="of:=[.$H$2]/[.H16]" office:value-type="float" office:value="5.0208368590286" calcext:value-type="float">
            <text:p>5,020836859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0.944" calcext:value-type="float">
            <text:p>20,944</text:p>
          </table:table-cell>
          <table:table-cell office:value-type="float" office:value="0.032" calcext:value-type="float">
            <text:p>0,03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B77:.B81])" office:value-type="float" office:value="7.497" calcext:value-type="float">
            <text:p>7,497</text:p>
          </table:table-cell>
          <table:table-cell table:formula="of:=MIN([.C77:.C81])" office:value-type="float" office:value="0.031" calcext:value-type="float">
            <text:p>0,031</text:p>
          </table:table-cell>
          <table:table-cell table:formula="of:=AVERAGE([.B77:.B81])" office:value-type="float" office:value="8.5172" calcext:value-type="float">
            <text:p>8,5172</text:p>
          </table:table-cell>
          <table:table-cell table:formula="of:=AVERAGE([.C77:.C81])" office:value-type="float" office:value="0.036" calcext:value-type="float">
            <text:p>0,036</text:p>
          </table:table-cell>
          <table:table-cell/>
          <table:table-cell table:formula="of:=[.$F$2]/[.F17]" office:value-type="float" office:value="6.12698412698413" calcext:value-type="float">
            <text:p>6,126984127</text:p>
          </table:table-cell>
          <table:table-cell table:formula="of:=[.$H$2]/[.H17]" office:value-type="float" office:value="5.57331047762175" calcext:value-type="float">
            <text:p>5,5733104776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8.972" calcext:value-type="float">
            <text:p>18,972</text:p>
          </table:table-cell>
          <table:table-cell office:value-type="float" office:value="0.035" calcext:value-type="float">
            <text:p>0,03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MIN([.B82:.B86])" office:value-type="float" office:value="7.409" calcext:value-type="float">
            <text:p>7,409</text:p>
          </table:table-cell>
          <table:table-cell table:formula="of:=MIN([.C82:.C86])" office:value-type="float" office:value="0.027" calcext:value-type="float">
            <text:p>0,027</text:p>
          </table:table-cell>
          <table:table-cell table:formula="of:=AVERAGE([.B82:.B86])" office:value-type="float" office:value="7.7128" calcext:value-type="float">
            <text:p>7,7128</text:p>
          </table:table-cell>
          <table:table-cell table:formula="of:=AVERAGE([.C82:.C86])" office:value-type="float" office:value="0.0338" calcext:value-type="float">
            <text:p>0,0338</text:p>
          </table:table-cell>
          <table:table-cell/>
          <table:table-cell table:formula="of:=[.$F$2]/[.F18]" office:value-type="float" office:value="6.19975705223377" calcext:value-type="float">
            <text:p>6,1997570522</text:p>
          </table:table-cell>
          <table:table-cell table:formula="of:=[.$H$2]/[.H18]" office:value-type="float" office:value="6.15457421429312" calcext:value-type="float">
            <text:p>6,1545742143</text:p>
          </table:table-cell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176" calcext:value-type="float">
            <text:p>19,176</text:p>
          </table:table-cell>
          <table:table-cell office:value-type="float" office:value="0.029" calcext:value-type="float">
            <text:p>0,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21.474" calcext:value-type="float">
            <text:p>21,474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3</text:p>
          </table:table-cell>
          <table:table-cell office:value-type="float" office:value="19.559" calcext:value-type="float">
            <text:p>19,559</text:p>
          </table:table-cell>
          <table:table-cell office:value-type="float" office:value="0.04" calcext:value-type="float">
            <text:p>0,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347" calcext:value-type="float">
            <text:p>15,347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62" calcext:value-type="float">
            <text:p>15,462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6.033" calcext:value-type="float">
            <text:p>16,033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7.859" calcext:value-type="float">
            <text:p>17,859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4</text:p>
          </table:table-cell>
          <table:table-cell office:value-type="float" office:value="15.423" calcext:value-type="float">
            <text:p>15,423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235" calcext:value-type="float">
            <text:p>13,235</text:p>
          </table:table-cell>
          <table:table-cell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3.116" calcext:value-type="float">
            <text:p>13,116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4.373" calcext:value-type="float">
            <text:p>14,373</text:p>
          </table:table-cell>
          <table:table-cell office:value-type="float" office:value="0.042" calcext:value-type="float">
            <text:p>0,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5.806" calcext:value-type="float">
            <text:p>15,806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5</text:p>
          </table:table-cell>
          <table:table-cell office:value-type="float" office:value="16.717" calcext:value-type="float">
            <text:p>16,717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59" calcext:value-type="float">
            <text:p>11,759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697" calcext:value-type="float">
            <text:p>11,697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1.711" calcext:value-type="float">
            <text:p>11,711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3.987" calcext:value-type="float">
            <text:p>13,987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6</text:p>
          </table:table-cell>
          <table:table-cell office:value-type="float" office:value="12.475" calcext:value-type="float">
            <text:p>12,475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2.038" calcext:value-type="float">
            <text:p>12,038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9.875" calcext:value-type="float">
            <text:p>19,875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1.929" calcext:value-type="float">
            <text:p>11,929</text:p>
          </table:table-cell>
          <table:table-cell office:value-type="float" office:value="0.04" calcext:value-type="float">
            <text:p>0,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0.889" calcext:value-type="float">
            <text:p>10,889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7</text:p>
          </table:table-cell>
          <table:table-cell office:value-type="float" office:value="13.269" calcext:value-type="float">
            <text:p>13,269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2.114" calcext:value-type="float">
            <text:p>12,114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3.142" calcext:value-type="float">
            <text:p>13,142</text:p>
          </table:table-cell>
          <table:table-cell office:value-type="float" office:value="0.03" calcext:value-type="float">
            <text:p>0,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02" calcext:value-type="float">
            <text:p>10,002</text:p>
          </table:table-cell>
          <table:table-cell office:value-type="float" office:value="0.029" calcext:value-type="float">
            <text:p>0,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9.998" calcext:value-type="float">
            <text:p>9,998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8</text:p>
          </table:table-cell>
          <table:table-cell office:value-type="float" office:value="10.069" calcext:value-type="float">
            <text:p>10,069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3" calcext:value-type="float">
            <text:p>9,453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456" calcext:value-type="float">
            <text:p>9,456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9.802" calcext:value-type="float">
            <text:p>9,802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595" calcext:value-type="float">
            <text:p>10,595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9</text:p>
          </table:table-cell>
          <table:table-cell office:value-type="float" office:value="10.409" calcext:value-type="float">
            <text:p>10,409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832" calcext:value-type="float">
            <text:p>9,832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97" calcext:value-type="float">
            <text:p>8,897</text:p>
          </table:table-cell>
          <table:table-cell office:value-type="float" office:value="0.033" calcext:value-type="float">
            <text:p>0,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84" calcext:value-type="float">
            <text:p>8,84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9.135" calcext:value-type="float">
            <text:p>9,135</text:p>
          </table:table-cell>
          <table:table-cell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0</text:p>
          </table:table-cell>
          <table:table-cell office:value-type="float" office:value="8.913" calcext:value-type="float">
            <text:p>8,913</text:p>
          </table:table-cell>
          <table:table-cell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9" calcext:value-type="float">
            <text:p>8,849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848" calcext:value-type="float">
            <text:p>8,848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10.369" calcext:value-type="float">
            <text:p>10,369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27.354" calcext:value-type="float">
            <text:p>27,354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1</text:p>
          </table:table-cell>
          <table:table-cell office:value-type="float" office:value="8.703" calcext:value-type="float">
            <text:p>8,703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9.483" calcext:value-type="float">
            <text:p>9,483</text:p>
          </table:table-cell>
          <table:table-cell office:value-type="float" office:value="0.028" calcext:value-type="float">
            <text:p>0,0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94" calcext:value-type="float">
            <text:p>8,394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8.345" calcext:value-type="float">
            <text:p>8,345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003" calcext:value-type="float">
            <text:p>10,003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2</text:p>
          </table:table-cell>
          <table:table-cell office:value-type="float" office:value="10.613" calcext:value-type="float">
            <text:p>10,613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4" calcext:value-type="float">
            <text:p>10,144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9.346" calcext:value-type="float">
            <text:p>9,346</text:p>
          </table:table-cell>
          <table:table-cell office:value-type="float" office:value="0.042" calcext:value-type="float">
            <text:p>0,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33" calcext:value-type="float">
            <text:p>8,033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8.073" calcext:value-type="float">
            <text:p>8,073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3</text:p>
          </table:table-cell>
          <table:table-cell office:value-type="float" office:value="10.142" calcext:value-type="float">
            <text:p>10,142</text:p>
          </table:table-cell>
          <table:table-cell office:value-type="float" office:value="0.039" calcext:value-type="float">
            <text:p>0,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8.834" calcext:value-type="float">
            <text:p>8,834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9.647" calcext:value-type="float">
            <text:p>9,647</text:p>
          </table:table-cell>
          <table:table-cell office:value-type="float" office:value="0.033" calcext:value-type="float">
            <text:p>0,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163" calcext:value-type="float">
            <text:p>10,163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7.987" calcext:value-type="float">
            <text:p>7,987</text:p>
          </table:table-cell>
          <table:table-cell office:value-type="float" office:value="0.033" calcext:value-type="float">
            <text:p>0,0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4</text:p>
          </table:table-cell>
          <table:table-cell office:value-type="float" office:value="10.641" calcext:value-type="float">
            <text:p>10,641</text:p>
          </table:table-cell>
          <table:table-cell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9.684" calcext:value-type="float">
            <text:p>9,684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731" calcext:value-type="float">
            <text:p>7,731</text:p>
          </table:table-cell>
          <table:table-cell office:value-type="float" office:value="0.038" calcext:value-type="float">
            <text:p>0,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59" calcext:value-type="float">
            <text:p>7,59</text:p>
          </table:table-cell>
          <table:table-cell office:value-type="float" office:value="0.031" calcext:value-type="float">
            <text:p>0,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10.084" calcext:value-type="float">
            <text:p>10,084</text:p>
          </table:table-cell>
          <table:table-cell office:value-type="float" office:value="0.041" calcext:value-type="float">
            <text:p>0,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5</text:p>
          </table:table-cell>
          <table:table-cell office:value-type="float" office:value="7.497" calcext:value-type="float">
            <text:p>7,497</text:p>
          </table:table-cell>
          <table:table-cell office:value-type="float" office:value="0.032" calcext:value-type="float">
            <text:p>0,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898" calcext:value-type="float">
            <text:p>7,898</text:p>
          </table:table-cell>
          <table:table-cell office:value-type="float" office:value="0.037" calcext:value-type="float">
            <text:p>0,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91" calcext:value-type="float">
            <text:p>7,691</text:p>
          </table:table-cell>
          <table:table-cell office:value-type="float" office:value="0.035" calcext:value-type="float">
            <text:p>0,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648" calcext:value-type="float">
            <text:p>7,648</text:p>
          </table:table-cell>
          <table:table-cell office:value-type="float" office:value="0.027" calcext:value-type="float">
            <text:p>0,0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918" calcext:value-type="float">
            <text:p>7,918</text:p>
          </table:table-cell>
          <table:table-cell office:value-type="float" office:value="0.034" calcext:value-type="float">
            <text:p>0,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pi16</text:p>
          </table:table-cell>
          <table:table-cell office:value-type="float" office:value="7.409" calcext:value-type="float">
            <text:p>7,409</text:p>
          </table:table-cell>
          <table:table-cell office:value-type="float" office:value="0.036" calcext:value-type="float">
            <text:p>0,0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11:51:31.9920297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12:07:04.765174234</dc:date>
    <dc:creator>Mathias </dc:creator>
    <meta:editing-duration>PT34M22S</meta:editing-duration>
    <meta:editing-cycles>4</meta:editing-cycles>
    <meta:generator>LibreOffice/5.0.3.2$Linux_x86 LibreOffice_project/00m0$Build-2</meta:generator>
    <meta:document-statistic meta:table-count="1" meta:cell-count="3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ex1_times.E2:ex1_times.E18 ex1_times.K1:ex1_times.K18" chart:data-source-has-labels="both" svg:x="1.331cm" svg:y="0.18cm" svg:width="14.349cm" svg:height="7.659cm">
          <chartooo:coordinate-region svg:x="1.767cm" svg:y="0.379cm" svg:width="13.913cm" svg:height="6.813cm"/>
          <chart:axis chart:dimension="x" chart:name="primary-x" chart:style-name="ch3" chartooo:axis-type="auto">
            <chartooo:date-scale/>
            <chart:title svg:x="7.284cm" svg:y="8.019cm" chart:style-name="ch4">
              <text:p>number of cores</text:p>
            </chart:title>
            <chart:categories table:cell-range-address="ex1_times.E2:ex1_times.E18"/>
          </chart:axis>
          <chart:axis chart:dimension="y" chart:name="primary-y" chart:style-name="ch5">
            <chart:title svg:x="0.451cm" svg:y="4.701cm" chart:style-name="ch6">
              <text:p>speedup</text:p>
            </chart:title>
            <chart:grid chart:style-name="ch7" chart:class="major"/>
          </chart:axis>
          <chart:series chart:style-name="ch8" chart:values-cell-range-address="ex1_times.K2:ex1_times.K18" chart:label-cell-address="ex1_times.K1:ex1_times.K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min</text:p>
                <draw:g>
                  <svg:desc>ex1_times.K1:ex1_time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rial</text:p>
                <draw:g>
                  <svg:desc>ex1_times.E2:ex1_times.E18</svg:desc>
                </draw:g>
              </table:table-cell>
              <table:table-cell office:value-type="float" office:value="1">
                <text:p>1</text:p>
                <draw:g>
                  <svg:desc>ex1_times.K2:ex1_times.K1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1931705380187">
                <text:p>0.91193170538018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71722307375977">
                <text:p>1.7172230737597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42114695340502">
                <text:p>2.421146953405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9302795334593">
                <text:p>2.9930279533459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50213479719427">
                <text:p>3.5021347971942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.92698982645123">
                <text:p>3.926989826451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2183855266783">
                <text:p>4.21838552667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59431886377276">
                <text:p>4.5943188637727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.8591981381572">
                <text:p>4.85919813815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9615384615385">
                <text:p>5.1961538461538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.27795013213834">
                <text:p>5.2779501321383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.5043738765728">
                <text:p>5.50437387657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.71816257936014">
                <text:p>5.7181625793601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.75109553023663">
                <text:p>5.7510955302366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12698412698413">
                <text:p>6.126984126984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19975705223377">
                <text:p>6.19975705223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